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margin-left="0.302in" fo:margin-right="0.3126in" fo:text-indent="0in" style:auto-text-indent="false"/>
    </style:style>
    <style:style style:name="P2" style:family="paragraph" style:parent-style-name="Standard">
      <style:paragraph-properties fo:margin-left="0.302in" fo:margin-right="0.3126in" fo:text-align="center" style:justify-single-word="false" fo:text-indent="0in" style:auto-text-indent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margin-left="0.302in" fo:margin-right="0.3126in" fo:text-align="center" style:justify-single-word="false" fo:text-indent="0in" style:auto-text-indent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.302in" fo:margin-right="0.3126in" fo:text-align="start" style:justify-single-word="false" fo:text-indent="0in" style:auto-text-indent="false"/>
      <style:text-properties fo:font-size="12pt" style:text-underline-style="none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ah Fullerton</text:p>
      <text:p text:style-name="P1"/>
      <text:p text:style-name="P1"/>
      <text:p text:style-name="P1"/>
      <text:p text:style-name="P2">Intro to Hashing</text:p>
      <text:p text:style-name="P3"/>
      <text:p text:style-name="P3"/>
      <text:p text:style-name="P4"><text:tab/>Hash algorithms are an often unseen and unheard of part in computer science. <text:s/>Their usefulness is undoubtedly important in certain applications, but their nature let's them hide behind the schen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Micah Fullerton</meta:initial-creator>
    <meta:creation-date>2006-05-24T01:30:50</meta:creation-date>
    <dc:creator>Micah Fullerton</dc:creator>
    <dc:date>2006-05-24T01:39:46</dc:date>
    <dc:language>en-US</dc:language>
    <meta:editing-cycles>5</meta:editing-cycles>
    <meta:editing-duration>PT8M1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35" meta:character-count="228"/>
  </office:meta>
</office:document-meta>
</file>